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 Dan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 Grae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iliae in Luc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iliae in Acta Apostol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um Tomus Oct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iliae in Johann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rius in Esai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rius in Exodum</text:p>
          </table:table-cell>
          <table:table-cell office:value-type="string" calcext:value-type="string">
            <text:p><text:s/>Leviticum</text:p>
          </table:table-cell>
          <table:table-cell office:value-type="string" calcext:value-type="string">
            <text:p><text:s/>Lib. Judicum &amp; Ruth</text:p>
          </table:table-cell>
          <table:table-cell office:value-type="string" calcext:value-type="string">
            <text:p><text:s/>Jobum et Amos</text:p>
          </table:table-cell>
          <table:table-cell/>
        </table:table-row>
        <table:table-row table:style-name="ro1">
          <table:table-cell office:value-type="string" calcext:value-type="string">
            <text:p>Discussiones Peripatetic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rius in Lib. 1 Samue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L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utsche Schrift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corn ejusque Confutati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a reformandi Antichris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oris Moguntini</text:p>
          </table:table-cell>
          <table:table-cell office:value-type="string" calcext:value-type="string">
            <text:p><text:s/>Praecationes Sacr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ctiones Memorabi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mmata Principum Christian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ptio Sacrorum Sacrificiorumque Genti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i Euxin. &amp; Maris Eryth. Peri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iquitates Conviva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 Augusta Scriptores Latini Min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Republica Rom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ma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Rebus Hungaric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m Reformantionis Ecclesiae Anglican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otheca Caesarea Vindobonen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a Pietist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phoremat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a Papebrochiana contra Carmeli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Rebus Polonic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mina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usische Kirchen Histo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xis Epistoli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idarium Epistoli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us Amor Conjuga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is Gothi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Vetere Clerico Monach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vis Pharmaceutica Schroeder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Divino In Morb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rius in Tit. De Regulis Jur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ysostomus a Lutheranismo Vindica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dicatio Augustanae Confession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Jure Homin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tatio Chwalkovii Jus Publicum Polon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Augusto Duce Brunsvicen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Vetustate Domus Luneburgic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iptores Insig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Academi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Tempore &amp; Horologi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Solennibus Appellationi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Canticum Cantic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ctica &amp; Ars Militar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icon Juris Sueo-Goth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Fide Histor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Bello Tartar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es Tog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mata Sac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lüssel zur Polnischn und Deutschn Spr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 Polnisch Cantzel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übenza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loqu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cinus Luthe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esse religionum Christian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uscula Juridica Regnum Polonia Concernent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itutiones Polit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Modis Acquire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ertas Aquila Triumpha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aestra Nobi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Adhaerendo De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endum 2. Puer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us Poloni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heim Schreibkam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tica in Annales Baron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drolo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dec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ic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xis Juris Ro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hre Abbildung der Ersten Christ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tzer Historien I und 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tzer Historien III und I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utation von Arnotts Ketzer Historien (Bedencken über Herrn Gottfried Arnolds Ketzer-Histori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antiensis Tomi V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a Papebroch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legung des Alcorans (Alcoranus Mahometic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Libertate Ecclesiarum German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asteriologia pars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nologia Monasteriorum German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 Juda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us de Oscu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plex Phasis Sophi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dirte Kirchenordnung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chken Ordnungen im Landn Tho Pame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nda circa Aug. Confes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a de Fide Controvers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ire du Calvinis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tique Generale de L'Histoire du Calvinis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ita Ducatus Pruss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 Ecclesiastica Brevia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uscu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 Consuetudines Flandr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ire du Roy Louis le Grand: par les Medail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angl. Predige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otheca Realis Theologica Omnium Mate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Verborum Quae Ad Ius Pertinent Significat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otationes Biblic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os Lipsi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ignia Turc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Oraculis Ethnic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copus Miles in Veteri Ecclesia Invi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des et leges Mohamedi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Arthritide Libri Duo: De Sanguine et Ejus Se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Antiquo Statu Thuring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mmatica Linguae Hebrae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 Aeque Ac Historia De Glossopetris Luneburgensi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vilegia Universita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ationes Duae: De Dignitate Academiarum et De Literariis Gradi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itis Epistola (Mirandulae Domini Concordiaeque Comitis Strix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tome Astronom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Alea Veterum</text:p>
          </table:table-cell>
          <table:table-cell office:value-type="string" calcext:value-type="string">
            <text:p><text:s/>Opusculum Posthu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endium Prosodiae Graeca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Quietistarum Persecutionibu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 Transubstantationis Papa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idarium Spiritus Sanc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degeta Didacticus Syria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tus et Occasus Calculi Re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rni Status Sacri Romani Imper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lychnia Accensa Ad Melius Lumen suae "Lucernae De Moderno Sacri Romani Imperii Statu"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tes Juris Publici Romano-German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tiani Orbis Perspicill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uscula Juridia Illustriarum Materi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isione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ma No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tatus De Feud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ri Duo De Substitutione Pupillar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tat De Beneficiis Ecclesiastic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erator Justinianus Mag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omia Corporis Huma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Usu Lienis</text:p>
          </table:table-cell>
          <table:table-cell office:value-type="string" calcext:value-type="string">
            <text:p><text:s/>Cerebri Et De Ichori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ublica Hebrae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lia Alcmar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chreibung Des Kriegs Zwischen Den Nordischn Cr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degeticum Pestilentiale Sac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sta Incertus Oder Ungewißheit Der Römische Catholisch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pnologia: Fragen und Antworten von dem Schla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helii Synagoga Bifr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utsche Bi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isiones Cathalo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hemeri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terricht von den Pflichten Chirstlicher Schullehr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hemeridum Med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Gradibus Academic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Legationibus Statuum Imper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Feudis Imper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aurus Criti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nica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hofredi Im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ppenbuch (Part 5 and 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m Aethiopic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sertationes Philologicae De Decem Otiosis Synagog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 Generosam Ac Praenobilem Holzhusiorum Gentem De Vero Mortis Genere</text:p>
          </table:table-cell>
          <table:table-cell office:value-type="string" calcext:value-type="string">
            <text:p><text:s/>ex quo Henricus V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agma Historicum De Gunthero Schwartzbu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m Principum Anhaltin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saniae Graeciae Descriptio Accur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i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th Moabitis: Zwey and Sechzig Predigte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wantzig Ursach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derlegung der Nichtigen Widerlegung Bernhardi Waldschmids</text:p>
          </table:table-cell>
          <table:table-cell office:value-type="string" calcext:value-type="string">
            <text:p><text:s/>Kraft Deren Er Die 20 Zwantzig Ursa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dd Vertigino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trückung der Keddischen Genannten Schmidsla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ht Christliche Juden-Predigt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s Concionum Singula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s Concionum Singularium Alt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edens Leb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wölf Christliche Leichpredigt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 Weitberühmten Freyen Reichs-</text:p>
          </table:table-cell>
          <table:table-cell office:value-type="string" calcext:value-type="string">
            <text:p><text:s/>Wahl-</text:p>
          </table:table-cell>
          <table:table-cell office:value-type="string" calcext:value-type="string">
            <text:p><text:s/>und Handels-Stadt Frankfurt am Mayn Chron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midtsla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Gradibus Academic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carum Historiarum Tabula Geograph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egyricus Ludovico XI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emnia Gratulationis Ad Augustum II</text:p>
          </table:table-cell>
          <table:table-cell office:value-type="string" calcext:value-type="string">
            <text:p><text:s/>Regem Poloniar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endium Geographicum Praecipua Geographiae Tam Genera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rius de Abusu Tabaci Americanorum Vete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cellanearum Observationum Libri Qua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tome Historiae Ecclesiastic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Dreissig Leichpredigt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isprudentia Qua Publica</text:p>
          </table:table-cell>
          <table:table-cell office:value-type="string" calcext:value-type="string">
            <text:p><text:s/>Qua Priv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ehrung der Jüdisch-Teutschen Red- und Schreiba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leitung zu Gründlicher Verständniß der Heiligen Offenbahrung Jesu Chris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folium Hebraeo-Philologi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ciae Hebraeo-Philologic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endium Historiae Judaic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otheca Carpzov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 Goth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ycologia</text:p>
          </table:table-cell>
          <table:table-cell office:value-type="string" calcext:value-type="string">
            <text:p><text:s/>sive</text:p>
          </table:table-cell>
          <table:table-cell office:value-type="string" calcext:value-type="string">
            <text:p><text:s/>De Ruminantibus et Ruminatione Commenta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sertationes Historicae Variorum Monasteri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iae Papatus Stabulum Herculis Christiani Divi Martini Lutheri Laboribus Repurga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scher Bericht von dem Marianisch-Teutschen Ritter-ord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loge Genealogico-Histor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vetia Antiqua et No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igiosae Kijovienses Crypt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no</text:p>
          </table:table-cell>
          <table:table-cell office:value-type="string" calcext:value-type="string">
            <text:p><text:s/>Episcopus Olim Misen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erti Poetae Teutonici Rhytmus de Sancto Anmone C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gidia et Poematia Epidict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logus De Praestantia Virorum Sui Aev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gentlicher und Gründlicher Bericht</text:p>
          </table:table-cell>
          <table:table-cell office:value-type="string" calcext:value-type="string">
            <text:p><text:s/>Dessen Was zu einer volkommenen Erkantnuß deß Hochlöblichen</text:p>
          </table:table-cell>
          <table:table-cell office:value-type="string" calcext:value-type="string">
            <text:p><text:s/>Ritterlichen Ordens</text:p>
          </table:table-cell>
          <table:table-cell office:value-type="string" calcext:value-type="string">
            <text:p><text:s/>S. Johannis von Jerusalem zu Malta</text:p>
          </table:table-cell>
          <table:table-cell/>
        </table:table-row>
        <table:table-row table:style-name="ro1">
          <table:table-cell office:value-type="string" calcext:value-type="string">
            <text:p>Vom Urpsrung der alten löblichen Universität Heidelbe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estura</text:p>
          </table:table-cell>
          <table:table-cell office:value-type="string" calcext:value-type="string">
            <text:p><text:s/>In qua Vita Ciceronis Refer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epublica Hebrae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iquitates Ecclesiae Orienta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eptatio de Lusu Ale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ngaria Illustr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riaco-Nassovia Dom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a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lum Stella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 Sächsischen Stamm-Mutter Margareth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ours von Erfindung der löblichen Buchdruckerkunst in Teutschl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Diabete Dissertatio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Vulneribus Sclopetorum Tract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Febre Purpur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bra in Luce</text:p>
          </table:table-cell>
          <table:table-cell office:value-type="string" calcext:value-type="string">
            <text:p><text:s/>Consensus et Dissensus Religionum Profanar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tio</text:p>
          </table:table-cell>
          <table:table-cell office:value-type="string" calcext:value-type="string">
            <text:p><text:s/>De Vetustissimo Wirtembergensis Ducatus Oppida Cal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Poetis Latinis</text:p>
          </table:table-cell>
          <table:table-cell office:value-type="string" calcext:value-type="string">
            <text:p><text:s/>Nov-Antiquis</text:p>
          </table:table-cell>
          <table:table-cell office:value-type="string" calcext:value-type="string">
            <text:p><text:s/>Cens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Casei Nequit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Asini Lana Sa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Bona Mente Orat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o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Curandis Vulneri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 Clavdii Gale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vdii Galeni Chronologicum Elog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Theriaca et Mithridat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Denen Wütenden Hundsbiss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ürcken Büchle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ht-Buss-Sturm und Türken-Glok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meinendes Bedenck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nadenschatz des heiligen Rosen-Crantz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ademia Universalis Philadelph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xis Chirurgica Rationa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cus Pecca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hylaxis circa Praesentem et Futurum Sanitatis Sta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ectionum Qua Discuntur Hystericae et Hypochondriacae Pathologia Spasmodica Vindic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 Von Francisco Spi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ticorum Sacr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quisitio de Chirothecarum Usu et Abus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Vita Pythagor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udentia Civilis et Peritiae Rei Militaris Exemplar: Vita Jepht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tolae Om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ciculus Rerum Expetendarum et Fugiend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orum Vivorum ad Eum Epistol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lantica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riorum De Rebus Suecici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riis et Notae Criticae in Vetus Testamen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Naxera Toletani: Excursus Morales in Librum Primum Reg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graphia Ordine Litterarum Disposi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iquitatum et Annalium Trevirens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Germanicarum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Sainte B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ta Pontificum Roman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rii Litterales ac Morales in Librum Judicum Tomus Secundus et Terti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Castigata et Restitu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werd Euro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ctus Consiliorum Exotic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quisitio Juris Publici De Bonis Ecclesiastic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tiae Juris Civilis et Reformationis Francofurten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isionum Illustrium Saxonicarum Synop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initionum Forensium ad Constitu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ntarium Templ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us Juris Judicii Provincialis Suev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utterbu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utsch Bi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 Mundi Natura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icon Juridi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tagma Juris Univer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comium Invid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rum Sui Temporis: Op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tome Adagi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mnemon: Seu Florilegium Locorum Commu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 Ecclesiastica: Magdeburg Centur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atrum Europaeum (Partes I</text:p>
          </table:table-cell>
          <table:table-cell office:value-type="string" calcext:value-type="string">
            <text:p><text:s/>II</text:p>
          </table:table-cell>
          <table:table-cell office:value-type="string" calcext:value-type="string">
            <text:p><text:s/>IV</text:p>
          </table:table-cell>
          <table:table-cell office:value-type="string" calcext:value-type="string">
            <text:p><text:s/>VI)</text:p>
          </table:table-cell>
          <table:table-cell/>
        </table:table-row>
        <table:table-row table:style-name="ro1">
          <table:table-cell office:value-type="string" calcext:value-type="string">
            <text:p>Von den Ursachen des Teutschen Kriegs Kai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eroglyphica: De Sacris Aegypti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nicon Alsat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 Statt Wormbs Re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nis Op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Germanicarum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manicarum Rerum Script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terum Script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Alamannicarum Script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Gallicarum Anna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es Jus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clesiastes: Der Prediger Salo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maniae Exegese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nicon Insigne Monasterii Hirsaugien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 Statt Frankfurt am mayn Erneuwerte Re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undtliche Untterrichtung eins Erborn Rats der Statt Nürmbe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r Bücher der Ritterscha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ia Ciceronis</text:p>
          </table:table-cell>
          <table:table-cell office:value-type="string" calcext:value-type="string">
            <text:p><text:s/>Teuts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Vier Bücher Sexti Julii Fronti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es Ehrsamen Raths deß Heyl. Reichs-Stadt Augspurg</text:p>
          </table:table-cell>
          <table:table-cell office:value-type="string" calcext:value-type="string">
            <text:p><text:s/>Erneuertes Statutum und Ordn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uta Venet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uten der loblichen Statt Freiburg im Preißgow gele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 Buch des Heiligen Römischen Reichs Unterhalt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ursus et Vera Architecturae Militaris Prax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vinciarum Europae Geographica Descript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Fluxu et Refluxu Aequae Mar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mbergische Peinliche Halßgerichtßordn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guntiacarum Re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rium Europae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iliatio Cunctarum Leg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oversiae Jur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economia Practica Juris Universi Civi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cticarum Juris Observatio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estrium Editio I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servationes Foren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rius de Differentiis Juris Omni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rius in VII Juris Civilis Difficillimas Leg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oversia Ferrarien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Variorum Ictorum Singularibus Observationibus</text:p>
          </table:table-cell>
          <table:table-cell office:value-type="string" calcext:value-type="string">
            <text:p><text:s/>Practicis</text:p>
          </table:table-cell>
          <table:table-cell office:value-type="string" calcext:value-type="string">
            <text:p><text:s/>Responsis</text:p>
          </table:table-cell>
          <table:table-cell office:value-type="string" calcext:value-type="string">
            <text:p><text:s/>Consiliis</text:p>
          </table:table-cell>
          <table:table-cell office:value-type="string" calcext:value-type="string">
            <text:p><text:s/>et Praejudiciis Collegiorum Juridicorum</text:p>
          </table:table-cell>
        </table:table-row>
        <table:table-row table:style-name="ro1">
          <table:table-cell office:value-type="string" calcext:value-type="string">
            <text:p>Postillae Evangelica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illa Epistol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öttliche Buß-Posa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therus Redivi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omasticon Theologi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cilegium Sac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chen-Posti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lecta Sacra: Uberbliebene Brock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Pia et Spiritua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soleum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 Serenissimum [Hochzeitsglückwunsch auf Ludwig VI Landgraf zu Hessen-Darmstadt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mergerichts Ordn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 Statt Frankfurt Ernewerte Re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men Scholasti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atio ad Concilium Francofurdie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werzeugk Gerichtlicher Ordn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asurus Rerum Public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a Publ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vorgreifliches Sentiment über die Neue Hanoverische Cur-Wür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ündlicher Unterricht Vom Urpsr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führliche Beschreibung des Unfugs welchen die Pietistenzu Halberstad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ticul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a et Succincta</text:p>
          </table:table-cell>
          <table:table-cell office:value-type="string" calcext:value-type="string">
            <text:p><text:s/>Vera Tamen Historia de Amplissimo Potentissimoque Regno Ch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gium Institutionum Problematicum Medicin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Medico-Chirurgica: 1. Praxis Clinica Generalis ad Jonstoni Id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randa Microcosmi: Collegium Anthropologi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opses Epitomes Medicinae Practic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erarium Medi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gus Omnium Librorum: Qui in Utroque Thesauro Antiquitatum Romanarum et Graec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drolog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tica Historico-Chronologica in Annales Baron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us Camera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licationes Camera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 Hebra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cabularium Majus: Latino-Germani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um Testamentum Grae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istliche Erkwick-Stund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e Excellentium Imperat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economia: Hausbu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: Die Gantze Heilige Schri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 Hebraica Non Punct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n Chris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alogicarum Tabell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u-augirte und Continuirte Chron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selische und Einbeckische Chron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ignium Theoria: Operis Heraldici Pars Genera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tagma Inscriptionum Antiquarum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atrum Virorum Eruditione Clar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Exegetica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er Heroidum Epistol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 et Antiquitates Universitatis Oxoniensi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gus Impressorum Librorum Bibliothecae Bodleianae in Academia Oxonien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aurus ex Thesauro Palatino Selec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inianae Exercitati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versaria Comment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inianae Exercitati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tarchi Chaeronensis Quae Extant 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nis Opera Quae Extant 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logia Exeget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 et Historico-Harmon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Georgii Major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Theolog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 Vierdte Hundert Episteln: Sendschreib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tagma Tractatum de Imperiali Jurisdictione</text:p>
          </table:table-cell>
          <table:table-cell office:value-type="string" calcext:value-type="string">
            <text:p><text:s/>Authoritate et Praeeminent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Tranquillitate Animi et Tractatus de Providentia De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iquitatum Roman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aurus Graecae Lingu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pania Illustr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e Roman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e Herodoti Et Thucydid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otheca Histor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bii Histo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osophi et Imperatoris Clarissimi: Extant Op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ta Graeciae Descript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Bohemicarum Antiqui Script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bologia (Lat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bologia (Germa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Ezechielem Explanati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es Suev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es Ecclesiae Britannic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ositio Patrum Graecorum in Psalmos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es Roman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tolae Quotquot Reperiri Potuer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cellanea Eruditae Antiquita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mora Oxoniens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Vitis Philosoph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eciuorum Pecuniae Veteris Graecae et Roman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iquitates Roman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gus Bibliothecae Publicae Lugduno-Batav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Cornelii a Lap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es Ecclesiast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es Ecclesiastici: Continuatio 1198-1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orum Theologic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atus Populique Genuensis Historiae atque Anna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xoniae Illustrat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otheca: Theatrum Concio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inis Minorum Opera 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rii in Varios Novi Testamenti Lib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la Chronograph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iliae in Evangelia Dominica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a de Haeresi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ordia Evangelica in Quator Evangelistas et Summa de Haeresi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manus Pontife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riorum ac Disputationum in Primam Partem Summae D. Thom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alogiae Francicae Plenior Assert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um Campano-Fanci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e Insubric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Sacrorum Hominum Continent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mocan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er Psalmorum Davidis Reg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copus Miles in Veteri Ecclesia Invi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Veteribus Ecclesiae Ritibus Observatio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arrationes Epistolarum et Evangeli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otemata de Malis ac Bonis Libr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ae Bibliothecae Manu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ilia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Resurrectione Mortu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Statu Paganorum sub Christianis Imperatori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sis cum Catholica Expositione Ecclesiast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icarum et Ecclesiasticarum Quaestio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uale Theologi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logarum ad Arnob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 Talionis XII Tabularum Cardinali Baroni ab Isaaco Casaubono Dic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Republica Ecclesiast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otationes in Vetus Testamentum: Incerto Auct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la Pat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rstenberg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ours sur l'Histoire Universe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ire du Grand Schisme d'Occid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mon Presche a l'ouverture de l'assemblee generale du clerge de Fr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ire de l'Heresie des Iconoclas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ervatif Contre le Changement de Relig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ire du Schisme des Gre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z Verbal de l'Assemblee Extraordinaire de Messeigneurs les Archeveques et Eveq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ire de l'Arianis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ire du Lutheranis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ire du Calvinis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ire du Pontificat de S. Gregoire le Gr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ophilia: De Scribendis Legendis et Aestimandis Libris Exercitatio Paraenet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ire Des Croisades Pour la Delivrance de La Terre Sai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etiens d'Eudoxe et d'Euchariste</text:p>
          </table:table-cell>
          <table:table-cell office:value-type="string" calcext:value-type="string">
            <text:p><text:s/>sur l'Histoire de l'Arianisme et l'Histoire des Iconoclas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oire de la Lig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en des Methodes Proposees Par Mrs de l'Assemblee du Clerge de France</text:p>
          </table:table-cell>
          <table:table-cell office:value-type="string" calcext:value-type="string">
            <text:p><text:s/>en l'Anne 1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u Roy</text:p>
          </table:table-cell>
          <table:table-cell office:value-type="string" calcext:value-type="string">
            <text:p><text:s/>sur la Declaration Faite par le Clerge de Fr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ege de l'histoire de l'Empire d'Allegmagn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te Historique de l'Etablissement et des Prerogatives de l'Eglise de R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ire de la Decadence de l'Empire Apres Charlemag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Politique du Clerge de Fr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rques sur Une Lettre de M Sp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Tombeau de la Mes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'Eglise Protestante Justifiee par l'Eglise Romaine sur Quelques Points de Controve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te de l'Eglise de Jesus-Christ</text:p>
          </table:table-cell>
          <table:table-cell office:value-type="string" calcext:value-type="string">
            <text:p><text:s/>de l'Eucharistie</text:p>
          </table:table-cell>
          <table:table-cell office:value-type="string" calcext:value-type="string">
            <text:p><text:s/>et de Quelques autres principaux Po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ire du Wiclefianisme: De la Doctrine de Wicl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s Genereuses et Chretiennes de Quatre Gentilshommes Protesta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Entretiens de la Gri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Caesaribus Atqe Imp. Romanis Opus Insig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cticarum Conclusionum Jur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es Suev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ctionum Memorabi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atrum Humanae Vit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Rebuspublicis Hanseatic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Germanic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nicon Alsat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ta Dei per Fran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us Palatinum de Triangu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aurus Graecae Lingu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gio Fidei Adversus Mauros et Judae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rius Historicus et Apologeticus de Lutheranis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 Juda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su Turris B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su</text:p>
          </table:table-cell>
          <table:table-cell office:value-type="string" calcext:value-type="string">
            <text:p><text:s/>Sphinx Mystagoga: Diatribe Heiroglyphica</text:p>
          </table:table-cell>
          <table:table-cell office:value-type="string" calcext:value-type="string">
            <text:p><text:s/>Qua Mum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aeum Kircheria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Jure et Privilegiis Abbatum</text:p>
          </table:table-cell>
          <table:table-cell office:value-type="string" calcext:value-type="string">
            <text:p><text:s/>Praelatorum</text:p>
          </table:table-cell>
          <table:table-cell office:value-type="string" calcext:value-type="string">
            <text:p><text:s/>Abbatissarum</text:p>
          </table:table-cell>
          <table:table-cell office:value-type="string" calcext:value-type="string">
            <text:p><text:s/>et Monialium</text:p>
          </table:table-cell>
          <table:table-cell/>
        </table:table-row>
        <table:table-row table:style-name="ro1">
          <table:table-cell office:value-type="string" calcext:value-type="string">
            <text:p>De Jure Belli ac Paci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ces Generales Auctorum et Re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hofi Polyh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ellentium Familiarum in Gallia Genealog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um Pariumque Magnae Britanniae Historia Genealog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a Juris Electora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us Juris in Foro Saxon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us Decisionum Illustrium Saxonic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isprudentia Ecclesiastica Seu Consistoralis Rerum et Quaestio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utatio Criminalis de Blasphem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otheca Vetus et No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ces Librorum Prohibitorum et Expurgandorum Novissimi</text:p>
          </table:table-cell>
          <table:table-cell office:value-type="string" calcext:value-type="string">
            <text:p><text:s/>Hispanicus et Rom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 Historica et Philolog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icon Latin-Germani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aurus Locorum Communium Jurisprudent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stiger und Ernsthaffter Monats-Gespräc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tolae Quotquot Reperiri Potuer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sertatio Philosophica de Plagio Litera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cellanea Curiosa Sive Ephemeridum Med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ignium Theoria: Operis Heraldici Pars Genera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les Suev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manicarum Rerum Script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Germanicarum Veters V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Germanicarum Veters V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terum Script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iptores Rerum Germanicarum Septentriona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Bohemiae Reg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Pace Religionis Acta Publica et Origina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maniae Antiqua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Insignium: Armorum Prisco et Novo Jure Tract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Ordine Equest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a So zwischen dem Hochlöblichen Ritterlichen Teutschen Ord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den Ursachen des Teutschen Kriegs Kai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 Römischen Keyser- und Königlichen Majestet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rii in Jus Lubecens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Basilica et Patriarchio Lateranen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tiones Argentoratense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Militia Equestri Antiqua et No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otatio Historica de Passagiis ad Orationem Aeneae Sylv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uria Consiliorum Clarissimi Jurisconsul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ämptliche Fürstliche Magdeburgische Ordnun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gium Publicum De Statu Rei Roman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atrum Funeb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 Critica Veteris Testamen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menides: De Veterum Gentilium Lustrationibus Syntag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iquitates Neomagense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Juribus Majestatis Tractatus Academi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itia Rerum Illustrium Imperii Romano-Germanici Triperti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rum Observationum Li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Finibus Imperii German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 Jus Publicum et Feudalia Placi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 Agrariae Auctores Legesque Var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icon Particularum Jur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datio Honori et Memoriae Martini Opit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igines Benedictin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servationes Historico-Genealogic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ormirte Anatom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itutiones Juris Publici Germanici Roma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itutiones Jur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itutiones Juris Canon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Pile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ursus Panegyricus de Antiquis Triumph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ome Quartum Renov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Vitis Imperatorum et Caesarum Roman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Re Numaria Populi Roma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lae Longitudinis ac Latitudinis Stellarum Fix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mania Med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nicon Pruss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nicon Ecclesiae Graec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Hellenistica Commentari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onstratio Immortalitatis Animae Rationa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itutiones Linguae Hebrae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mmatica Hebraea Genera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bbinism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bism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arium Linguae Aramae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 Mosch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xis Vulnerum Letha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Renunciatione Vulne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Jure Noverc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tatus de Repraesentat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 Erneuerte Teutsche Wappenbu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Anglicarum Script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 Pannonica: Hungaricarum Rerum Decades I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Sicularum Scriptore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Persicarum Histo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Hungaric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e Francorum Scriptores Vete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Moscoviticarum Commentar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pus Francicae Historiae Veteris et Sincer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enta Rediviva Monasteriorum Praecipuorum in Ducatu Wirtenberg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guntiacarum Re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stolae Quotquot Reperiri Potuer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diciae Causae Palatin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pus Francicae Historiae Veteris et Sincer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Sicularum Script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terum Script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maniae Historic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et Urbis Amstelodamensium Histo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ilia Pro Aerario Civi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ormatorium Conscientiae Evangeli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dectae Florentin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Pictura Vete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iptorum Ecclesiasticorum Historia Liter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nicon Egmunda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Amorfortiarum Script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roductio ad Geographicam Novam et Veter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quillus cum No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mmae et Sculpturae Antiquae Depict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othecae Pontificiae Tom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tatus Juridicus de Arres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ussio Levaminum Inopiae Debitorum Prout Ea cum Justo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lständiger Commentarius von wucherlichen Contract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Usufructu Dissertationes Var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Mortibus Perfecut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igines Hungaric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rum Sui Temporis: Op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welchem von zweyen Hauptarticuln</text:p>
          </table:table-cell>
          <table:table-cell office:value-type="string" calcext:value-type="string">
            <text:p><text:s/>damit Gegentheil das Uncatholische Bapstu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clesiaste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derlegung der Caßlichen Wechselschrif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moniae Evangelistarum Chemnitio-Lyserian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e Horarum Subcisiv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Epistolam D Pauli ad Hebraeos Commentari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stolische Schluß-Kett und Kraft-Ke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isiones Mille et Sex Casuum Conscient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Historicis Latin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Historicis Graec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Rebus Gestis Friderici Wilhelmi Mag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rius in 50 Libros Pandect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tio Succincta ad Institutiones Justiniane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tatus de Jure Sensu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Cautelis Contractu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us Moderni Pandect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sertationes et Opuscu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tiae Inter Utrumque F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xis Fori German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Jure Naturali et Gent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xor Hebra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ositio Symboli Apostol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er Justorum: Gründliche Auslegung der Anmuthigen Geschicht von der Moabitin R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utatio Juris Publici de Austreg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itia S.R. Imper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olutiones Legum Obstant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isprudentia Ecclesiastica Seu Consistoralis Rerum et Quaestio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crosancta Quatuor Jesu Christi Evangelia: Arabice Scripta</text:p>
          </table:table-cell>
          <table:table-cell office:value-type="string" calcext:value-type="string">
            <text:p><text:s/>Latine Reddi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ohemiae Reg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 von denen Evangelischen Ständen Anno 1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aurus Eruditionis Scholastic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Synedri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uli Hon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gia Votiva et Histor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um Promptuarium Bibli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a Theologiae Scholastic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inens Enarrati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Veteribus Christianorum Riti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il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rius super Priorem Petri Epistol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i Theolog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Germanicarum Veters V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maniae Historic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tica Imperia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ctio Constitutionum Imperial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den Ursachen des Teutschen Kriegs Kai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rum Sui Temporis: Op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Feudi Amiss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istotelis Opera 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ae Romanae Decisi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: Beschreibung aller Kriegshändel und Geschicht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initiones Foren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utatio Criminalis de Blasphem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m Advent biß auf Trinitatis (Postill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Cornelii a Lap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Rebus Sacr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Ara Exteriore Templi Secundi Exercitationes Philologic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quardi Gudii et Doctorum Virorum ad eum Epistol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ignia Itinerarii Ital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graphica Antiq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um Jus Civile Priva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roductio ad Historiam et Antiquitates Sac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grammata et Fragmen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e Romanae Brevia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es and Ar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gium Pandectarum Compendiose Exhibe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Didactica 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osophia Natura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tationum Academic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tatus Quinque de Pactis</text:p>
          </table:table-cell>
          <table:table-cell office:value-type="string" calcext:value-type="string">
            <text:p><text:s/>Jurisdictione</text:p>
          </table:table-cell>
          <table:table-cell office:value-type="string" calcext:value-type="string">
            <text:p><text:s/>Collationibus</text:p>
          </table:table-cell>
          <table:table-cell office:value-type="string" calcext:value-type="string">
            <text:p><text:s/>Transactionibus</text:p>
          </table:table-cell>
          <table:table-cell office:value-type="string" calcext:value-type="string">
            <text:p><text:s/>et Quaestionibus Juris Selectis</text:p>
          </table:table-cell>
        </table:table-row>
        <table:table-row table:style-name="ro1">
          <table:table-cell office:value-type="string" calcext:value-type="string">
            <text:p>Itineris per Mundum Cartesii circa Cognitionem Brut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um Theologic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ensio Ecclesiae Anglican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a Antichristu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iegs-Arbeit oder Kriegs-Kun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Perpetuite de la foy de l'Eglise Catholique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onse au Livre de Mr Arnau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res de Differents Habits des Chanoines Reguli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Presence de Jesus-Christ dans le Tres Saint Sacr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onse au Livre du Pere Nou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Perpetuite de la Foy de l'Eglise Catholique Touchant l'Eucharist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onse aux deux Traittez Intitulez la Perpetuite de la foy de l'Eglise Catholique Touchant l'Eucharist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ense de la Verite Cathol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logie pour les Catholiq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servation de l'Esprit de Mr. Arnau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aurus Linguae Sanct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angelium Infantia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hele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sertatio Historicoecclesiast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Libros Regum Annotati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otationes in Librum R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en Historiae Criticae Textus Novi Testamen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opsis Theologiae Symbolicae Ecclesiarum Lutherana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luris Theoria Sac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nicon Walkenrede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 Angl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tium Septentrionalium Historae Brevia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leßische Chron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nnebergische Chron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lesische Chron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cher Chron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ündlicher Bericht der Heili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 Germaniae Magnae et Saxoniae Univers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o Equestris Germanicus Caesare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e Vollkommene Thüringische Chron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nick: Kurtz Geschichtbuch aller Ertzbischoven zu Maynt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äglicher Schauplatz der Ze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utationes Academicae Duabus Partibus Distinct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Omnia Med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ulum Vanita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chismus Bibli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Güldene Legend von Chris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ipta 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icon Juridi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teticon: De Re Cib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alis Comitis Mytholog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aeologi Praecepta Educationis Reg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narium Temp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utsch-Evangelisches ärgerlichen Christenthum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ina Romanae Ecclesiae Detrac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utinium Ingeni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Articulis Religioni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 Sac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arischer Bericht dero Zwischen dem Durchleuchtigen Hochgebornen Fürsten und Herrn</text:p>
          </table:table-cell>
          <table:table-cell office:value-type="string" calcext:value-type="string">
            <text:p><text:s/>Ludwigen Landtgraffen zu Hess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dversiones Medicae</text:p>
          </table:table-cell>
          <table:table-cell office:value-type="string" calcext:value-type="string">
            <text:p><text:s/>Theoretico Practicae in Henrici Regii Praxin Medic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ome Umbilici Curi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Cognitione Dei et Nost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oversiae Memorabilis inter Paul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ifest und Ausschreiben des Carl Ludwig Pfaltzgraven bey Rhe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rfürstliche Mäyntzische Hoffgerichts Ordn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ormation Ordnung an dem Churfürstlichen Mayntzischen Hoff- und Weltichen Gericht zu Maynt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rfürstliche Mäyntzische Undergerichts-Ordn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braica Bib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mentis Alexandrini Op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mulus Tridentini Concil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es Historiarum per Matthaeum Westmonasteriensem Collec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tannicarum Ecclesiarum Antiquita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eneae Sylvii Piccolominei Senensis Opera 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tationes de Rebus Sacris et Ecclesiastic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nologia Historica Successionis Hierarchicae Illustrissimorum Archiantistitum Lugdunensis Archiepiscop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Memorabilium in Pannonia sub Turcarum Imperatori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ommunicationis Sentent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Bello Belg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end der Heili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thodoxia Eucharist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nn des Hey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icon Hebraico-Mnemonic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manae Historiae Scriptores Graeci Min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m Gallier und der Römer Bürgerischen Kri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m Ursprung des Römischen Reic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Catilinischer Zusammen-Rottirung und Jugurtischem Kri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Gantz Römisch Histo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Geburt Leben</text:p>
          </table:table-cell>
          <table:table-cell office:value-type="string" calcext:value-type="string">
            <text:p><text:s/>Thaten und Todt der XII ersten Römischen Key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eptarum Sententiarum Opera Omnia (Consili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Merc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ilia: Responsa Jur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rfürstlicher Pfaltz bey Rhe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tatus de Restitutione in Integrum Absolutissm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cleben Op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tatus de Attentatis et Innova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nalia in Pandecta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isconsulti Observatio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i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neatio Provinciarum Pannon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lkommene Geschütz-Feuerwer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'Ambassadeur et ses Fonc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C. Cornel. Taciti 15 Capita Priora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ius Suetonis Tranquil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sertationes de Praestantia et Usu Numismatum Antiqu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s-Schat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tatus Juculen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icon Aethiopico-Lati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xicon Amharico-Lati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mmatica Linguae Amharic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manicarum Rerum Script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tatus de Consilio Caesareo-Imperiali Aul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il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tliche Leichpredigt auf Magdalena Markgräfin zu Hess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Jeremiam Prophetam Commentar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otationes in Omnes Libros Bibli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nium Scientiarum Ani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Incarnatione Verbi Divini et Praeservatione Virginis Mar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tatus de Fide</text:p>
          </table:table-cell>
          <table:table-cell office:value-type="string" calcext:value-type="string">
            <text:p><text:s/>Spe et Chari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Trinitatis Erroribu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Re Diplomat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um Alamannicarum Script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terredung über Dr. Deutschmanns Tract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atrum Europae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ündliche Ausführung der Reichsstatt Lind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äfflich Löwensteinischer Gegenbericht contra Würtzbu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a in Sachen die Fürstliche Maburgische Succession Belangend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Monetis et Re Num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henius Litigio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pus Actorum et Decretorum Magni Constantiensis Concil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Erste Liebe der Gemeinen Jesu Chris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rteyische Kirchen und Ketzer Historie 1/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parteyische Kirchen und Ketzer Historie 3/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arius in Codicem Justiniane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tae Graeci Principes Heroici Carmin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tii Bibliotheca (Greek Edi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a Braunschweig contra Hildenshe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Sachen Braunschweig Contra Hildeshe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tationum Theorico-Practicarum ad Pandec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itutionum Juris Public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Caute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inikion Rhythmo Teutonico Ludovico Regi Acclama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sertatio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saticarum Rerum Prodrom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roductio in Pandec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um Andreae Tiraquel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Pace Religion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versus Refutation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Juridic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3:12:10.000464375</meta:creation-date>
    <dc:date>2017-09-26T13:12:32.813002524</dc:date>
    <meta:editing-duration>PT23S</meta:editing-duration>
    <meta:editing-cycles>1</meta:editing-cycles>
    <meta:document-statistic meta:table-count="1" meta:cell-count="889" meta:object-count="0"/>
    <meta:generator>LibreOffice/5.1.6.2$Linux_X86_64 LibreOffice_project/10m0$Build-2</meta:generator>
  </office:meta>
</office:document-meta>
</file>